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096cm" svg:height="18.542cm" draw:transform="skewX (0.00174532925199433) translate (21.59cm 1.78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066cm" svg:height="18.542cm" svg:x="0.762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588cm" svg:height="1.016cm" svg:x="10.414cm" svg:y="9.09cm">
          <text:p text:style-name="P1"><text:span text:style-name="T1">GrailsAdminPluginBuilder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572cm" svg:height="1.016cm" svg:x="4.826cm" svg:y="9.09cm">
          <text:p text:style-name="P1"><text:span text:style-name="T1">GrailsAdminPluginTag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588cm" svg:height="1.016cm" svg:x="14.986cm" svg:y="11.976cm">
          <text:p text:style-name="P1"><text:span text:style-name="T1">GrailsAdminPluginWidget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4.318cm" svg:height="1.016cm" svg:x="15.494cm" svg:y="3.81cm">
          <text:p text:style-name="P1"><text:span text:style-name="T1">AdminConfigH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54cm" svg:height="3.094cm" svg:x="0.914cm" svg:y="8.052cm">
          <text:p text:style-name="P1"><text:span text:style-name="T1">Admin</text:span></text:p>
          <text:p text:style-name="P1"><text:span text:style-name="T1">GSPs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xml:id="id14" draw:id="id14" draw:layer="layout" svg:width="2.286cm" svg:height="1.778cm" svg:x="25.146cm" svg:y="9.373cm">
          <text:p text:style-name="P1"><text:span text:style-name="T1">Config.groovy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g>
          <draw:custom-shape draw:style-name="gr3" draw:text-style-name="P2" xml:id="id5" draw:id="id5" draw:layer="layout" svg:width="2.54cm" svg:height="1.27cm" svg:x="16.51cm" svg:y="14.732cm">
            <text:p text:style-name="P1"><text:span text:style-name="T1">Widge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6" draw:id="id6" draw:layer="layout" svg:width="0.254cm" svg:height="0.508cm" svg:x="17.626cm" svg:y="16.0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" draw:text-style-name="P4" xml:id="id8" draw:id="id8" draw:layer="layout" svg:width="3.048cm" svg:height="0.508cm" svg:x="11.176cm" svg:y="17.018cm">
          <text:p text:style-name="P4"><text:span text:style-name="T2">TextInputWidg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.048cm" svg:height="0.508cm" svg:x="11.176cm" svg:y="17.78cm">
          <text:p text:style-name="P4"><text:span text:style-name="T2">TextAreaWidg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048cm" svg:height="0.508cm" svg:x="11.176cm" svg:y="18.542cm">
          <text:p text:style-name="P4"><text:span text:style-name="T2">SelectWidg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3.048cm" svg:height="0.508cm" svg:x="11.176cm" svg:y="19.304cm"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454cm" svg:y1="9.599cm" svg:x2="4.826cm" svg:y2="9.598cm" draw:start-shape="id1" draw:end-shape="id2" svg:d="m3454 9599h687v-1h685" svg:viewBox="0 0 1373 2">
          <text:p/>
        </draw:connector>
        <draw:connector draw:style-name="gr6" draw:text-style-name="P3" draw:layer="layout" svg:x1="9.398cm" svg:y1="9.598cm" svg:x2="10.414cm" svg:y2="9.598cm" draw:start-shape="id2" draw:end-shape="id3" svg:d="m9398 9598h1016" svg:viewBox="0 0 1017 1">
          <text:p/>
        </draw:connector>
        <draw:connector draw:style-name="gr6" draw:text-style-name="P3" draw:layer="layout" svg:x1="17.78cm" svg:y1="12.992cm" svg:x2="17.78cm" svg:y2="14.732cm" draw:start-shape="id4" draw:start-glue-point="2" draw:end-shape="id5" svg:d="m17780 12992v1740" svg:viewBox="0 0 1 1741">
          <text:p/>
        </draw:connector>
        <draw:connector draw:style-name="gr6" draw:text-style-name="P3" draw:layer="layout" svg:x1="17.88cm" svg:y1="16.256cm" svg:x2="23.114cm" svg:y2="18.161cm" draw:start-shape="id6" draw:start-glue-point="7" draw:end-shape="id7" draw:end-glue-point="5" svg:d="m17880 16256h2618v1905h2616" svg:viewBox="0 0 5235 1906">
          <text:p/>
        </draw:connector>
        <draw:connector draw:style-name="gr6" draw:text-style-name="P3" draw:layer="layout" svg:x1="17.626cm" svg:y1="16.256cm" svg:x2="14.224cm" svg:y2="17.272cm" draw:start-shape="id6" draw:start-glue-point="5" draw:end-shape="id8" svg:d="m17626 16256h-1701v1016h-1701" svg:viewBox="0 0 3403 1017">
          <text:p/>
        </draw:connector>
        <draw:connector draw:style-name="gr6" draw:text-style-name="P3" draw:layer="layout" svg:x1="17.626cm" svg:y1="16.256cm" svg:x2="14.224cm" svg:y2="18.034cm" draw:start-shape="id6" draw:start-glue-point="5" draw:end-shape="id9" draw:end-glue-point="1" svg:d="m17626 16256h-1701v1778h-1701" svg:viewBox="0 0 3403 1779">
          <text:p/>
        </draw:connector>
        <draw:connector draw:style-name="gr6" draw:text-style-name="P3" draw:layer="layout" svg:x1="17.626cm" svg:y1="16.256cm" svg:x2="14.224cm" svg:y2="18.796cm" draw:start-shape="id6" draw:start-glue-point="5" draw:end-shape="id10" svg:d="m17626 16256h-1701v2540h-1701" svg:viewBox="0 0 3403 2541">
          <text:p/>
        </draw:connector>
        <draw:connector draw:style-name="gr6" draw:text-style-name="P3" draw:layer="layout" svg:x1="17.626cm" svg:y1="16.256cm" svg:x2="14.224cm" svg:y2="19.558cm" draw:start-shape="id6" draw:start-glue-point="5" draw:end-shape="id11" svg:d="m17626 16256h-1701v3302h-1701" svg:viewBox="0 0 3403 3303">
          <text:p/>
        </draw:connector>
        <draw:frame draw:style-name="gr7" draw:layer="layout" svg:width="6.096cm" svg:height="0.962cm" svg:x="1.016cm" svg:y="2.086cm">
          <draw:text-box>
            <text:p>GrailsAdminPlugin</text:p>
          </draw:text-box>
        </draw:frame>
        <draw:frame draw:style-name="gr7" draw:layer="layout" svg:width="4.318cm" svg:height="0.962cm" svg:x="21.844cm" svg:y="2.086cm">
          <draw:text-box>
            <text:p>YourApp</text:p>
          </draw:text-box>
        </draw:frame>
        <draw:custom-shape draw:style-name="gr4" draw:text-style-name="P4" xml:id="id15" draw:id="id15" draw:layer="layout" svg:width="3.556cm" svg:height="3.048cm" svg:x="22.86cm" svg:y="12.7cm">
          <text:p text:style-name="P3"><text:span text:style-name="T2">Domain Objec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4" xml:id="id13" draw:id="id13" draw:layer="layout" svg:width="3.048cm" svg:height="0.762cm" svg:x="17.526cm" svg:y="7.112cm">
          <text:p text:style-name="P3"><text:span text:style-name="T2">DomainConfig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3.208cm" svg:y1="9.09cm" svg:x2="15.494cm" svg:y2="4.318cm" draw:start-shape="id3" draw:start-glue-point="0" draw:end-shape="id12" draw:end-glue-point="3" svg:d="m13208 9090v-4772h2286" svg:viewBox="0 0 2287 4773">
          <text:p/>
        </draw:connector>
        <draw:connector draw:style-name="gr6" draw:text-style-name="P3" draw:layer="layout" svg:x1="13.208cm" svg:y1="10.106cm" svg:x2="14.986cm" svg:y2="12.484cm" draw:start-shape="id3" draw:start-glue-point="2" draw:end-shape="id4" draw:end-glue-point="3" svg:d="m13208 10106v2378h1778" svg:viewBox="0 0 1779 2379">
          <text:p/>
        </draw:connector>
        <draw:connector draw:style-name="gr6" draw:text-style-name="P3" draw:layer="layout" svg:x1="17.653cm" svg:y1="4.826cm" svg:x2="19.05cm" svg:y2="7.112cm" draw:start-shape="id12" draw:start-glue-point="2" draw:end-shape="id13" draw:end-glue-point="0" svg:d="m17653 4826v1143h1397v1143" svg:viewBox="0 0 1398 2287">
          <text:p/>
        </draw:connector>
        <draw:connector draw:style-name="gr6" draw:text-style-name="P3" draw:layer="layout" svg:x1="19.812cm" svg:y1="4.318cm" svg:x2="26.289cm" svg:y2="9.373cm" draw:start-shape="id12" draw:start-glue-point="1" draw:end-shape="id14" draw:end-glue-point="4" svg:d="m19812 4318h6477v5055" svg:viewBox="0 0 6478 5056">
          <text:p/>
        </draw:connector>
        <draw:connector draw:style-name="gr6" draw:text-style-name="P3" draw:layer="layout" svg:x1="26.289cm" svg:y1="11.151cm" svg:x2="24.638cm" svg:y2="12.7cm" draw:start-shape="id14" draw:start-glue-point="6" draw:end-shape="id15" draw:end-glue-point="4" svg:d="m26289 11151v775h-1651v774" svg:viewBox="0 0 1652 1550">
          <text:p/>
        </draw:connector>
        <draw:custom-shape draw:style-name="gr4" draw:text-style-name="P4" xml:id="id16" draw:id="id16" draw:layer="layout" svg:width="2.54cm" svg:height="1.984cm" svg:x="21.844cm" svg:y="9.144cm">
          <text:p text:style-name="P3"><text:span text:style-name="T2">Admin</text:span></text:p>
          <text:p text:style-name="P3"><text:span text:style-name="T2">Objec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3" draw:layer="layout" svg:x1="20.574cm" svg:y1="7.493cm" svg:x2="23.114cm" svg:y2="9.144cm" draw:start-shape="id13" draw:start-glue-point="1" draw:end-shape="id16" draw:end-glue-point="4" svg:d="m20574 7493h2540v1651" svg:viewBox="0 0 2541 1652">
          <text:p/>
        </draw:connector>
        <draw:connector draw:style-name="gr6" draw:text-style-name="P3" draw:layer="layout" svg:x1="23.114cm" svg:y1="10.971cm" svg:x2="24.638cm" svg:y2="12.7cm" draw:start-shape="id16" draw:start-glue-point="6" draw:end-shape="id15" draw:end-glue-point="4" svg:d="m23114 10971v944h1524v785" svg:viewBox="0 0 1525 1730">
          <text:p/>
        </draw:connector>
        <draw:custom-shape draw:style-name="gr4" draw:text-style-name="P4" xml:id="id7" draw:id="id7" draw:layer="layout" svg:width="2.794cm" svg:height="2.794cm" svg:x="23.114cm" svg:y="16.764cm">
          <text:p text:style-name="P4"><text:span text:style-name="T2">Custom</text:span></text:p>
          <text:p text:style-name="P4"><text:span text:style-name="T2">Widge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12:44:39.666509076</meta:creation-date>
    <dc:date>2014-05-05T13:31:16.909878139</dc:date>
    <meta:editing-duration>PT15M51S</meta:editing-duration>
    <meta:editing-cycles>4</meta:editing-cycles>
    <meta:generator>LibreOffice/4.1.5.3$Linux_X86_64 LibreOffice_project/410m0$Build-3</meta:generator>
    <meta:document-statistic meta:object-count="59"/>
  </office:meta>
</office:document-meta>
</file>